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26cm"/>
    </style:style>
    <style:style style:name="co2" style:family="table-column">
      <style:table-column-properties fo:break-before="auto" style:column-width="4.584cm"/>
    </style:style>
    <style:style style:name="co3" style:family="table-column">
      <style:table-column-properties fo:break-before="auto" style:column-width="6.135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language="zxx" fo:country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0"/>
    <style:style style:name="ce17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15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ategory ODF Table 18</text:p>
          </table:table-cell>
          <table:table-cell table:style-name="ce14" office:value-type="string" calcext:value-type="string">
            <text:p>Result of INFO()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irectory</text:p>
          </table:table-cell>
          <table:table-cell table:formula="of:=INFO([.B4])" office:value-type="string" office:string-value="" calcext:value-type="error">
            <text:p>#N/A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emavail</text:p>
          </table:table-cell>
          <table:table-cell table:formula="of:=INFO([.B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used</text:p>
          </table:table-cell>
          <table:table-cell table:formula="of:=INFO([.B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file</text:p>
          </table:table-cell>
          <table:table-cell table:formula="of:=INFO([.B7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version</text:p>
          </table:table-cell>
          <table:table-cell table:formula="of:=INFO([.B8])" office:value-type="string" office:string-value="Windows (32-bit) NT 5.01" calcext:value-type="string">
            <text:p>Windows (32-bit) NT 5.01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formula="of:=INFO([.B9])" office:value-type="string" office:string-value="" calcext:value-type="error">
            <text:p>#N/A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ecalc</text:p>
          </table:table-cell>
          <table:table-cell table:formula="of:=INFO([.B10])" office:value-type="string" office:string-value="Manual" calcext:value-type="string">
            <text:p>Manu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ease</text:p>
          </table:table-cell>
          <table:table-cell table:formula="of:=INFO([.B11])" office:value-type="string" office:string-value="680(Build:0)" calcext:value-type="string">
            <text:p>680(Build:0)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table:formula="of:=INFO([.B12])" office:value-type="string" office:string-value="WNT" calcext:value-type="string">
            <text:p>WNT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totmem</text:p>
          </table:table-cell>
          <table:table-cell table:formula="of:=INFO([.B13])" office:value-type="string" office:string-value="" calcext:value-type="error">
            <text:p>#N/A</text:p>
          </table:table-cell>
          <table:table-cell table:style-name="ce17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 style:data-style-name="N2" text:time-value="02:21:17.94828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gina Henschel</meta:initial-creator>
    <meta:creation-date>2026-02-28T22:24:24.724683300</meta:creation-date>
    <dc:date>2026-03-02T02:21:40.571076600</dc:date>
    <dc:creator>Regina Henschel</dc:creator>
    <meta:editing-duration>PT19M30S</meta:editing-duration>
    <meta:editing-cycles>11</meta:editing-cycles>
    <meta:generator>LODev_en/26.8.0.0.alpha0$Windows_X86_64 LibreOffice_project/680$Build-0</meta:generator>
    <meta:document-statistic meta:table-count="1" meta:cell-count="22" meta:object-count="0"/>
  </office:meta>
</office:document-meta>
</file>